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559d7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559d7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0559d7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0559d7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زُّمَرۣ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تَنزۣيــلُ </text:span><text:span text:style-name="T5">۴</text:span><text:span text:style-name="T2">لْكِتَـٰبِ مِــنَ </text:span><text:span text:style-name="T5">۰</text:span><text:span text:style-name="T2">للَّهِ </text:span><text:span text:style-name="T5">۱</text:span><text:span text:style-name="T2">لْعَزۣيزۣ </text:span><text:span text:style-name="T5">۱</text:span><text:span text:style-name="T2">لْحَكِيمِؐ </text:span><text:span text:style-name="T3">(1)</text:span><text:span text:style-name="T2"> إِنَّـآ أَنزَلْنَآ إِلَيْــكَ </text:span><text:span text:style-name="T5">۰</text:span><text:span text:style-name="T2">لْكِتَـٰبَ بِالْحَقِّ فَاعْبُدِ </text:span><text:span text:style-name="T5">۱</text:span><text:span text:style-name="T2">للَّهَ مُخْلِصاً لَّهُ </text:span><text:span text:style-name="T5">۴</text:span><text:span text:style-name="T2">لدِّينَؐ </text:span><text:span text:style-name="T3">(2)</text:span><text:span text:style-name="T2"> أَلاَ لِلهِ </text:span><text:span text:style-name="T5">۱</text:span><text:span text:style-name="T2">لدِّيــنُ </text:span><text:span text:style-name="T5">۴</text:span><text:span text:style-name="T2">لْخَالِصُؐ وَالذِينَ "تَّخَذُواْ مِن دُونِهِ“ أَوْلِيَآءَ مَا نَعْبُدُهُمُ; إِلاَّ لِيُقَرّۣبُونَآ إِلَي </text:span><text:span text:style-name="T5">۰</text:span><text:span text:style-name="T2">للَّهِ زُلْفۭيٰٓؐ إِنننَّ </text:span><text:span text:style-name="T5">۰</text:span><text:span text:style-name="T2">للَّهَ يَحْكُمُ بَيْنَهُمْ فِى مَا هُمْ فِيهِ يَخْتَلِفُونَؐ </text:span><text:span text:style-name="T3">(3)</text:span></text:p>
      <text:p text:style-name="P3" loext:marker-style-name="T2"/>
      <text:p text:style-name="P4" loext:marker-style-name="T2"><text:span text:style-name="T2">472</text:span></text:p>
      <text:p text:style-name="P2" loext:marker-style-name="T2"><text:span text:style-name="T2">إِنَّ </text:span><text:span text:style-name="T5">۰</text:span><text:span text:style-name="T2">للَّهَ لاَ يَهْدِى مَنْ هُوَ كَـٰذِبٌ كَفَّارٌؐ </text:span><text:span text:style-name="T3">(4)</text:span><text:span text:style-name="T2"> لَّوَ اَرَادَ </text:span><text:span text:style-name="T5">۰</text:span><text:span text:style-name="T2">للَّهُ أَنْ يَّتَّخِذَ وَلَداً لاَّصْطَفۭيٰ مِمَّا يَخْلُــقُ مَا يَشَآءُؐ سُبْحَـٰنَهُؐ, هُوَ </text:span><text:span text:style-name="T5">۰</text:span><text:span text:style-name="T2">للَّهُ </text:span><text:span text:style-name="T5">۴</text:span><text:span text:style-name="T2">لْوَ؛حِدُ </text:span><text:span text:style-name="T5">۴</text:span><text:span text:style-name="T2">لْقَهَّارُؐ </text:span><text:span text:style-name="T3">(5)</text:span><text:span text:style-name="T2"> خَلَــقَ </text:span><text:span text:style-name="T5">۰</text:span><text:span text:style-name="T2">لسَّمَـٰوَ؛تِ وَالاَرْضَ بِالْحَقﱢّؐ يُكَوّۣرُ </text:span><text:span text:style-name="T5">۴</text:span><text:span text:style-name="T2">ليْــلَ عَلَي </text:span><text:span text:style-name="T5">۰</text:span><text:span text:style-name="T2">لنَّهۭارۣ وَيُكَوّۣرُ </text:span><text:span text:style-name="T5">۴</text:span><text:span text:style-name="T2">لنَّهَارَ عَلَي </text:span><text:span text:style-name="T5">۰</text:span><text:span text:style-name="T2">ليْلِؐ وَسَخَّرَ </text:span><text:span text:style-name="T5">۰</text:span><text:span text:style-name="T2">لشَّمْسَ وَالْقَمَرَؐ كُلٌّ يَجْرۣى لَأِجَــلٍ مُّسَمّــيٗؐ اَلاَ هُوَ </text:span><text:span text:style-name="T5">۰</text:span><text:span text:style-name="T2">لْعَزۣيزُ </text:span><text:span text:style-name="T5">۴</text:span><text:span text:style-name="T2">لْغَفَّـٰرُؐ </text:span><text:span text:style-name="T3">(6)</text:span><text:span text:style-name="T2"> خَلَقَكُم مِّن نَّفْسٍ وَ؛حِدَةٍ ثُمَّ جَعَـلَ مِنْهَا زَوْجَهَاؐ وَأَنزَلَ لَكُم مِّــنَ </text:span><text:span text:style-name="T5">۰</text:span><text:span text:style-name="T2">لاَنْعَـٰمِ ثَمَـٰنِيَةَ أَزْوَ؛جٍؐ يَخْلُقُكُمْ فِى بُطُونِ ٱُمَّهَـٰتِكُمْ خَلْقاً مِّنۢ بَعْدِ خَلْقٍ فِى ظُلُمَـٰتٍ ثَـچَثٍؐ ذَ؛لِكُمُ </text:span><text:span text:style-name="T5">۴</text:span><text:span text:style-name="T2">للَّهُ رَبُّكُمْ لَهُ </text:span><text:span text:style-name="T5">۴</text:span><text:span text:style-name="T2">لْمُلْكُؐ لآَ إِچَهَ إِلاَّ هُوَؐ فَأَنّۭــيٰ تُصْرَفُونَؐ </text:span><text:span text:style-name="T3">(7)</text:span><text:span text:style-name="T2"> إِن تَكْفُرُواْ فَإِنننَّ </text:span><text:span text:style-name="T5">۰</text:span><text:span text:style-name="T2">للَّهَ غَنِــيّﹲ عَنكُمْؐ وَلاَ يَرْضۭـيٰ لِعِبَادِهِ </text:span><text:span text:style-name="T5">۱</text:span><text:span text:style-name="T2">لْكُفْرَؐ وَإِن تَشْكُرُواْ يَرْضَهُ لَكُمْؐ وَلاَ تَزۣرُ وَازۣرَةٌ وۣزْرَ ٱُخْرۭيٰؐ ثُمَّ إِلَيٰ رَبِّكُم مَّرْجِعُكُمْ فَيُنَبِّيؖكُم بِمَا كُنتُمْ تَعْمَلُونَؐ إِنَّهُ„ عَلِيمٛ بِذَاتِ </text:span><text:span text:style-name="T5">۱</text:span><text:span text:style-name="T2">لصُّدُورۣؐ </text:span><text:span text:style-name="T3">(8)</text:span><text:span text:style-name="T2"> © وَإِذَا مَسَّ </text:span><text:span text:style-name="T5">۰</text:span><text:span text:style-name="T2">لِانسَـٰــنَ ضُرٌّ دَعَا رَبَّهُ„ مُنِيباٗ اِلَيْهِؐ ثُمَّ إِذَا خَوَّلَهُ„ نِعْمَةً مِّنْهُ نَسِــيَ مَا كَانَ يَدْعُوٓاْ إِلَيْهِ مِن قَبْلُ وَجَعَلَ لِلهِ أَندَاداً لِّيُضِلَّ عَن سَبِيلِهِؐ”</text:span></text:p>
      <text:p text:style-name="P3" loext:marker-style-name="T2"/>
      <text:p text:style-name="P4" loext:marker-style-name="T2"><text:span text:style-name="T2">47</text:span></text:p>
      <text:p text:style-name="P2" loext:marker-style-name="T2"><text:span text:style-name="T2">قُــلْ تَمَتَّعْ بِكُفْرۣكككَ قَلِيلٗا اِنَّــكَ مِــنَ اَصْحَـٰبِ </text:span><text:span text:style-name="T5">۱</text:span><text:span text:style-name="T2">لنّۭارۣؐ </text:span><text:span text:style-name="T3">(9)</text:span><text:span text:style-name="T2"> أَمَنْ هُوَ قَـٰنِت٘ —انَآءَ </text:span><text:span text:style-name="T5">۰</text:span><text:span text:style-name="T2">ليْــلۣ سَاجِداً وَقَآئِماً يَحْذَرُ </text:span><text:span text:style-name="T5">۴</text:span><text:span text:style-name="T2">لاَخِرَةَ وَيَرْجُواْ رَحْمَةَ رَبِّهِؐ” قُلْ هَلْ يَسْتَوۣى </text:span><text:span text:style-name="T5">۱</text:span><text:span text:style-name="T2">لذِيــنَ يَعْلَمُونَ وَالذِيــنَ لاَ يَعْلَمُونَؐ إِنَّمَا يَتَذَكَّرُ ٱُوْلُواْ </text:span><text:span text:style-name="T5">۴</text:span><text:span text:style-name="T2">لاَلْبَـٰبِؐ </text:span><text:span text:style-name="T3">(10)</text:span><text:span text:style-name="T2"> قُلْ يَـٰعِبَادِ </text:span><text:span text:style-name="T5">۱</text:span><text:span text:style-name="T2">لذِيــنَ ءَامَنُواْ èتَّقُواْ رَبَّكُمْؐ لِلذِيــنَ أَحْسَنُواْ فِى هَـٰذِهِ </text:span><text:span text:style-name="T5">۱</text:span><text:span text:style-name="T2">لدُّنْيۭا حَسَنَةٌؐ وَأَرْضُ </text:span><text:span text:style-name="T5">۴</text:span><text:span text:style-name="T2">للَّهِ وَ؛سِعَة٘ؐ اِنَّمَا يُوَفَّــي </text:span><text:span text:style-name="T5">۰</text:span><text:span text:style-name="T2">لصَّـٰبِرُونَ أَجْرَهُم بِغَيْرۣ حِسَابٍؐ </text:span><text:span text:style-name="T3">(11)</text:span><text:span text:style-name="T2"> قُلِ اِنِّيَ ٱُمِرْتُ أَنننَ اَعْبُدَ </text:span><text:span text:style-name="T5">۰</text:span><text:span text:style-name="T2">للَّهَ مُخْلِصاً لَّهُ </text:span><text:span text:style-name="T5">۴</text:span><text:span text:style-name="T2">لدِّينَ وَٱُمِرْتُ لَأِنَ اَكُونَ أَوَّلَ </text:span><text:span text:style-name="T5">۰</text:span><text:span text:style-name="T2">لْمُسْلِمِينَؐ </text:span><text:span text:style-name="T3">(12)</text:span><text:span text:style-name="T2"> قُلِ اِنِّيَ أَخَافُ إِنْ عَصَيْتُ رَبِّى عَذَابَ يَوْمٖ عَظِيمٍؐ </text:span><text:span text:style-name="T3">(13)</text:span><text:span text:style-name="T2"> قُـلِ </text:span><text:span text:style-name="T5">۱</text:span><text:span text:style-name="T2">للَّهَ أَعْبُدُ مُخْلِصاً لَّهُ„ دِينِىؐ فَاعْبُدُواْ مَا شِيؔتُم مِّن دُونِهِؐ” قُلِ اِنَّ </text:span><text:span text:style-name="T5">۰</text:span><text:span text:style-name="T2">لْخَـٰسِرۣيــنَ </text:span><text:span text:style-name="T5">۰</text:span><text:span text:style-name="T2">لذِيــنَ خَسِرُوٓاْ أَنفُسَهُمْ وَأَهْلِيهِمْ يَوْمَ </text:span><text:span text:style-name="T5">۰</text:span><text:span text:style-name="T2">لْقِيَـٰمَةِؐ أَلاَ ذَ؛لِكَ هُوَ </text:span><text:span text:style-name="T5">۰</text:span><text:span text:style-name="T2">لْخُسْرَانُ </text:span><text:span text:style-name="T5">۴</text:span><text:span text:style-name="T2">لْمُبِينُؐ </text:span><text:span text:style-name="T3">(14)</text:span><text:span text:style-name="T2"> لَهُم مِّن فَوْقِهِمْ ظُلَلٌ مِّنَ </text:span><text:span text:style-name="T5">۰</text:span><text:span text:style-name="T2">لنّۭارۣ وَمِن تَحْتِهِمْ ظُلَلٌؐ ذَ؛لِــكَ يُخَوّۣفُ </text:span><text:span text:style-name="T5">۴</text:span><text:span text:style-name="T2">للَّهُ بِهِ” عِبَادَهُؐ, يَـٰعِبَادِ فَاتَّقُونِؐ </text:span><text:span text:style-name="T3">(15)</text:span><text:span text:style-name="T2"> وَالذِيــنَ "جْتَنَبُواْ </text:span><text:span text:style-name="T5">۴</text:span><text:span text:style-name="T2">لطَّـٰغُوتَ أَنْ يَّعْبُدُوهَا وَأَنَابُوٓاْ إِلَــي </text:span><text:span text:style-name="T5">۰</text:span><text:span text:style-name="T2">للَّهِ لَهُمُ </text:span><text:span text:style-name="T5">۴</text:span><text:span text:style-name="T2">لْبُشْرۭيٰؐ فَبَشِّرْ عِبَادِ </text:span><text:span text:style-name="T3">(16)</text:span><text:span text:style-name="T2"> </text:span><text:span text:style-name="T5">۱</text:span><text:span text:style-name="T2">لذِينَ يَسْتَمِعُونَ </text:span><text:span text:style-name="T5">۰</text:span><text:span text:style-name="T2">لْقَوْلَ</text:span></text:p>
      <text:p text:style-name="P3" loext:marker-style-name="T2"/>
      <text:p text:style-name="P4" loext:marker-style-name="T2"><text:span text:style-name="T2">474</text:span></text:p>
      <text:p text:style-name="P2" loext:marker-style-name="T2"><text:span text:style-name="T2">فَيَتَّبِعُونَ أَحْسَنَهُؐ; ٱُوْلَئِــكَ </text:span><text:span text:style-name="T5">۰</text:span><text:span text:style-name="T2">لذِيــنَ هَدۭيٰهُمُ </text:span><text:span text:style-name="T5">۴</text:span><text:span text:style-name="T2">للَّهُؐ وَٱُوْلَئِكَ هُمُ; ٱُوْلُواْ </text:span><text:span text:style-name="T5">۴</text:span><text:span text:style-name="T2">لاَلْبَـٰبِؐ </text:span><text:span text:style-name="T3">(17)</text:span><text:span text:style-name="T2"> أَفَمَــنْ حَقَّ عَلَيْهِ كَلِمَةُ </text:span><text:span text:style-name="T5">۴</text:span><text:span text:style-name="T2">لْعَذَابِ أَفَأَنتَ تُنقِذُ مَن فِى </text:span><text:span text:style-name="T5">۱</text:span><text:span text:style-name="T2">لنّۭارۣؐ </text:span><text:span text:style-name="T3">(18)</text:span><text:span text:style-name="T2"> چَكِـنِ </text:span><text:span text:style-name="T5">۱</text:span><text:span text:style-name="T2">لذِينَ "تَّقَوْاْ رَبَّهُمْ لَهُمْ غُرَفٌ مِّن فَوْقِهَا غُرَفٌ مَّبْنِيَّةٌ تَجْرۣى مِــن تَحْتِهَا </text:span><text:span text:style-name="T5">۰</text:span><text:span text:style-name="T2">لاَنْهَـٰرُؐ وَعْدَ </text:span><text:span text:style-name="T5">۰</text:span><text:span text:style-name="T2">للَّهِؐ لاَ يُخْلِفُ </text:span><text:span text:style-name="T5">۴</text:span><text:span text:style-name="T2">للَّهُ </text:span><text:span text:style-name="T5">۴</text:span><text:span text:style-name="T2">لْمِيعَادَؐ </text:span><text:span text:style-name="T3">(19)</text:span><text:span text:style-name="T2"> ® أَلَمْ تَرَ أَنَّ </text:span><text:span text:style-name="T5">۰</text:span><text:span text:style-name="T2">للَّهَ أَنزَلَ مِنَ </text:span><text:span text:style-name="T5">۰</text:span><text:span text:style-name="T2">لسَّمَآءِ مَآءً فَسَلَكَهُ„ يَنَـٰبِيعَ فِى </text:span><text:span text:style-name="T5">۱</text:span><text:span text:style-name="T2">لاَرْضضضِ ثُمَّ يُخْرۣجُ بِهِ” زَرْعاً مُّخْتَلِفاٗ اَلْوَ؛نُهُ„ ثُمَّ يَهِيجُ فَتَرۭيٰهُ مُصْفَرّاً ثُمَّ يَجْعَلُهُ„ حُطَـٰماٗؐ اِنَّ فِى ذَ؛لِــكَ لَذِكْرۭيٰ لُءِوْلِى </text:span><text:span text:style-name="T5">۱</text:span><text:span text:style-name="T2">لاَلْبَـٰـــبِؐ </text:span><text:span text:style-name="T3">(20)</text:span><text:span text:style-name="T2"> أَفَمَن شَرَحَ </text:span><text:span text:style-name="T5">۰</text:span><text:span text:style-name="T2">للَّهُ صَدْرَهُ„ لِلِاسْچَمِ فَهُوَ عَلَيٰ نُورٍ مِّن رَّبِّهِؐ” فَوَيْلٌ لِّلْقَـٰسِيَةِ قُلُوبُهُم مِّن ذِكْرۣ </text:span><text:span text:style-name="T5">۱</text:span><text:span text:style-name="T2">للَّهِؐ ٱُوْلَئِــكَ فِى ضَچَلٍ مُّبِينٖؐ </text:span><text:span text:style-name="T3">(21)</text:span><text:span text:style-name="T2"> </text:span><text:span text:style-name="T5">۱</text:span><text:span text:style-name="T2">للَّهُ نَزَّلَ أَحْسَــنَ </text:span><text:span text:style-name="T5">۰</text:span><text:span text:style-name="T2">لْحَدِيثِ كِتَـٰباً مُّتَشَـٰبِهاً مَّثَانِيَؐ تَقْشَعِرُّ مِنْهُ جُلُودُ </text:span><text:span text:style-name="T5">۴</text:span><text:span text:style-name="T2">لذِيــنَ يَخْشَوْنَ رَبَّهُمْ ثُمَّ تَلِينُ جُلُودُهُمْ وَقُلُوبُهُمُ; إِلَـيٰ ذِكْرۣ </text:span><text:span text:style-name="T5">۱</text:span><text:span text:style-name="T2">للَّهِؐ ذَ؛لِكَ هُدَييي </text:span><text:span text:style-name="T5">۰</text:span><text:span text:style-name="T2">للَّهِ يَهْدِى بِهِ” مَنْ يَّشَآءُؐ وَمَنْ يُّضْلِـلِ </text:span><text:span text:style-name="T5">۱</text:span><text:span text:style-name="T2">للَّهُ فَمَا لَهُ„ مِــنْ هَادٖؐ </text:span><text:span text:style-name="T3">(22)</text:span><text:span text:style-name="T2"> اَفَمَنْ يَّتَّقِى بِوَجْهِهِ” سُوٓءَ </text:span><text:span text:style-name="T5">۰</text:span><text:span text:style-name="T2">لْعَذَابِ يَوْمَ </text:span><text:span text:style-name="T5">۰</text:span><text:span text:style-name="T2">لْقِيَـٰمَةِؐ وَقِيلَ لِلظَّـٰلِمِينَ ذُوقُواْ مَا كُنتُمْ</text:span></text:p>
      <text:p text:style-name="P3" loext:marker-style-name="T2"/>
      <text:p text:style-name="P4" loext:marker-style-name="T2"><text:span text:style-name="T2">475</text:span></text:p>
      <text:p text:style-name="P2" loext:marker-style-name="T2"><text:span text:style-name="T2">تَكْسِبُونَؐ </text:span><text:span text:style-name="T3">(23)</text:span><text:span text:style-name="T2"> كَذَّبَ </text:span><text:span text:style-name="T5">۰</text:span><text:span text:style-name="T2">لذِينَ مِن قَبْلِهِمْ فَأَتۭيٰهُمُ </text:span><text:span text:style-name="T5">۴</text:span><text:span text:style-name="T2">لْعَذَابُ مِــنْ حَيْثُ لاَ يَشْعُرُونَؐ </text:span><text:span text:style-name="T3">(24)</text:span><text:span text:style-name="T2"> فَأَذَاقَهُمُ </text:span><text:span text:style-name="T5">۴</text:span><text:span text:style-name="T2">للَّهُ </text:span><text:span text:style-name="T5">۴</text:span><text:span text:style-name="T2">لْخِزْيَ فِى </text:span><text:span text:style-name="T5">۱</text:span><text:span text:style-name="T2">لْحَيَوٰةِ </text:span><text:span text:style-name="T5">۱</text:span><text:span text:style-name="T2">لدُّنْيۭاؐ وَلَعَذَابُ </text:span><text:span text:style-name="T5">۴</text:span><text:span text:style-name="T2">لاَخِرَةِ أَكْبَرُ لَوْ كَانُواْ يَعْلَمُونَؐ </text:span><text:span text:style-name="T3">(25)</text:span><text:span text:style-name="T2"> وَلَقَد ضَّرَبْنَا لِلنَّاسسسِ فِى هَـٰذَا </text:span><text:span text:style-name="T5">۰</text:span><text:span text:style-name="T2">لْقُرْءَانِ مِــن كُــلّۣ مَثَلٍ لَّعَلَّهُمْ يَتَذَكَّرُونَ </text:span><text:span text:style-name="T3">(26)</text:span><text:span text:style-name="T2"> قُرْءَاناٗ عَرَبِيّاٗ غَيْرَ ذى عِوَجٍ لَّعَلَّهُمْ يَتَّقُونَؐ </text:span><text:span text:style-name="T3">(27)</text:span><text:span text:style-name="T2"> ضَرَبَ </text:span><text:span text:style-name="T5">۰</text:span><text:span text:style-name="T2">للَّهُ مَثَلًا رَّجُلًا فِيهِ شُرَكَآءُ مُتَشَـٰكِسُونَ وَرَجُلًا سَلَماً لِّرَجُلٖؐ هَلْ يَسْتَوۣيَـٰــنۣ مَثَلٗؐا </text:span><text:span text:style-name="T5">۱</text:span><text:span text:style-name="T2">لْحَمْدُ لِلهِؐ بَــلَ اَكْثَرُهُمْ لاَ يَعْلَمُونَؐ </text:span><text:span text:style-name="T3">(28)</text:span><text:span text:style-name="T2"> إِنَّــكَ مَيِّتٌ وَإِنَّهُم مَّيِّتُونَ </text:span><text:span text:style-name="T3">(29)</text:span><text:span text:style-name="T2"> ثُمَّ إِنَّكُمْ يَوْمَ </text:span><text:span text:style-name="T5">۰</text:span><text:span text:style-name="T2">لْقِيَـٰمَةِ عِندَ رَبِّكُمْ تَخْتَصِمُونَؐ </text:span><text:span text:style-name="T3">(30)</text:span><text:span text:style-name="T2"> ¤ فَمَــنَ اَظْلَمُ مِمَّــن كَذَبَ عَلَــي </text:span><text:span text:style-name="T5">۰</text:span><text:span text:style-name="T2">للَّهِ وَكَذَّبَ بِالصِّدْقِ إِذْ جَآءَهُؐ; أَلَيْـسَ فِى جَهَنَّمَ مَثْويً لِّلْكۭـٰفِـرۣينَؐ </text:span><text:span text:style-name="T3">(31)</text:span><text:span text:style-name="T2"> وَاﻟ﮲ جَآءَ بِالصِّدْقِ وَصَدَّقَ بِهِ“ ٱُوْلَئِــكَ هُمُ </text:span><text:span text:style-name="T5">۴</text:span><text:span text:style-name="T2">لْمُتَّقُونَؐ </text:span><text:span text:style-name="T3">(32)</text:span><text:span text:style-name="T2"> لَهُم مَّا يَشَآءُونَ عِندَ رَبِّهِمْؐ ذَ؛لِــكَ جَزَ×ؤُاْ </text:span><text:span text:style-name="T5">۴</text:span><text:span text:style-name="T2">ڤْمُحْسِنِينَ </text:span><text:span text:style-name="T3">(33)</text:span><text:span text:style-name="T2"> لِيُكَفِّرَ </text:span><text:span text:style-name="T5">۰</text:span><text:span text:style-name="T2">للَّهُ عَنْهُمُ; أَسْوَأَ </text:span><text:span text:style-name="T5">۰ﻟ﮲</text:span><text:span text:style-name="T2"> عَمِلُواْ وَيَجْزۣيَهُمُ; أَجْرَهُم بِأَحْسَنِ </text:span><text:span text:style-name="T5">۱ﻟ﮲</text:span><text:span text:style-name="T2"> كَانُواْ يَعْمَلُونَؐ </text:span><text:span text:style-name="T3">(34)</text:span><text:span text:style-name="T2"> أَلَيْــسَ </text:span><text:span text:style-name="T5">۰</text:span><text:span text:style-name="T2">للَّهُ بِكَافٖ عَبْدَهُؐ, وَيُخَوّۣفُونَــكَ بِالذِينَ</text:span></text:p>
      <text:p text:style-name="P3" loext:marker-style-name="T2"/>
      <text:p text:style-name="P4" loext:marker-style-name="T2"><text:span text:style-name="T2">476</text:span></text:p>
      <text:p text:style-name="P2" loext:marker-style-name="T2"><text:span text:style-name="T2">مِن دُونِهِؐ” وَمَنْ يُّضْلِـلِ </text:span><text:span text:style-name="T5">۱</text:span><text:span text:style-name="T2">للَّهُ فَمَا لَهُ„ مِــنْ هَادٍؐ وَمَنْ يَّهْدِ </text:span><text:span text:style-name="T5">۱</text:span><text:span text:style-name="T2">للَّهُ فَمَا لَهُ„ مِــن مُّضِل؉ّؐ اَلَيْــسَ </text:span><text:span text:style-name="T5">۰</text:span><text:span text:style-name="T2">للَّهُ بِعَزۣيزٍ ذى 'نتِقَامٍؐ </text:span><text:span text:style-name="T3">(35)</text:span><text:span text:style-name="T2"> وَلَئِن سَأَلْتَهُم مَّــنْ خَلَــقَ </text:span><text:span text:style-name="T5">۰</text:span><text:span text:style-name="T2">لسَّمَـٰوَ؛تِ وَالاَرْضَ لَيَقُولُــنَّ </text:span><text:span text:style-name="T5">۰</text:span><text:span text:style-name="T2">للَّهُؐ قُلَ اَفَرَ×يْتُم مَّا تَدْعُونَ مِن دُونِ </text:span><text:span text:style-name="T5">۱</text:span><text:span text:style-name="T2">للَّهِ إِنَ اَرَادَنِــيَ </text:span><text:span text:style-name="T5">۰</text:span><text:span text:style-name="T2">للَّهُ بِضُرّٖ هَلْ هُنَّ كَـٰشِفَـٰتُ ضُرّۣهِ“ أَوَ اَرَادَنِى بِرَحْمَةٖ هَلْ هُنَّ مُمْسِكَـٰتُ رَحْمَتِهِؐ” قُــلْ حَسْبِــيَ </text:span><text:span text:style-name="T5">۰</text:span><text:span text:style-name="T2">للَّهُؐ عَلَيْهِ يَتَوَكَّــلُ </text:span><text:span text:style-name="T5">۴</text:span><text:span text:style-name="T2">لْمُتَوَكِّلُونَؐ </text:span><text:span text:style-name="T3">(36)</text:span><text:span text:style-name="T2"> قُلْ يَـٰقَوْمِ 'عْمَلُواْ عَلَــيٰ مَكَانَتِكُمُ; إِنِّى عَـٰمِلٌؐ فَسَوْفَ تَعْلَمُونَ مَـنْ يَّاتِيهِ عَذَابٌ يُخْزۣيهِ وَيَحِــلُّ عَلَيْهِ عَذَابٌ مُّقِيم٘ؐ </text:span><text:span text:style-name="T3">(37)</text:span><text:span text:style-name="T2"> اِنَّـآ أَنزَلْنَا عَلَيْــكَ </text:span><text:span text:style-name="T5">۰</text:span><text:span text:style-name="T2">لْكِتَـٰبَ لِلنَّاسِ بِالْحَقﱢّؐ فَمَنِ 'هْتَدۭيٰ فَلِنَفْسِهِؐ” وَمَــن ضَلَّ فَإِنَّمَا يَضِــلُّ عَلَيْهَاؐ وَمَآ أَنتَ عَلَيْهِم بِوَكِيلٖؐ </text:span><text:span text:style-name="T3">(38)</text:span><text:span text:style-name="T2"> </text:span><text:span text:style-name="T5">۱</text:span><text:span text:style-name="T2">للَّهُ يَتَوَفَّــي </text:span><text:span text:style-name="T5">۰</text:span><text:span text:style-name="T2">لاَنفُـسَ حِينَ مَوْتِهَا وَالتِى لَمْ تَمُتْ فِى مَنَامِهَاؐ فَيُمْسِــكُ </text:span><text:span text:style-name="T5">۴</text:span><text:span text:style-name="T2">لتِى قَضۭــيٰ عَلَيْهَا </text:span><text:span text:style-name="T5">۰</text:span><text:span text:style-name="T2">لْمَوْتَ وَيُرْسِــلُ </text:span><text:span text:style-name="T5">۴</text:span><text:span text:style-name="T2">لاُخْرۭيٰٓ إِلَـيٰٓ أَجَلٍ مُّسَمّيٗؐ اِنَّ فِى ذَ؛لِكَ ءَلاَيَـٰتٍ لِّقَوْمٍ يَتَفَكَّرُونَؐ </text:span><text:span text:style-name="T3">(39)</text:span><text:span text:style-name="T2"> ® أَمِ 'تَّخَذُواْ مِن دُونِ </text:span><text:span text:style-name="T5">۱</text:span><text:span text:style-name="T2">للَّهِ شُفَعَآءَؐ قُلَ اَوَلَوْ كَانُواْ لاَ يَمْلِكُونَ شَيْـٔاً وَلاَ يَعْقِلُونَؐ </text:span><text:span text:style-name="T3">(40)</text:span><text:span text:style-name="T2"> قُل لِّلهِ </text:span><text:span text:style-name="T5">۱</text:span><text:span text:style-name="T2">لشَّفَـٰعَةُ جَمِيعاًؐ لَّهُ„ مُلْكُ</text:span></text:p>
      <text:p text:style-name="P3" loext:marker-style-name="T2"/>
      <text:p text:style-name="P4" loext:marker-style-name="T2"><text:span text:style-name="T2">477</text:span></text:p>
      <text:p text:style-name="P2" loext:marker-style-name="T2"><text:span text:style-name="T5">۴</text:span><text:span text:style-name="T2">لسَّمَـٰوَ؛تِ وَالاَرْضِؐ ثُمَّ إِلَيْهِ تُرْجَعُونَؐ </text:span><text:span text:style-name="T3">(41)</text:span><text:span text:style-name="T2"> وَإِذَا ذُكِرَ </text:span><text:span text:style-name="T5">۰</text:span><text:span text:style-name="T2">للَّهُ وَحْدَهُ èشْمَأَزَّتْ قُلُوبُ </text:span><text:span text:style-name="T5">۴</text:span><text:span text:style-name="T2">لذِيــنَ لاَ يُومِنُونَ بِالاَخِرَةِؐ وَإِذَا ذُكِرَ </text:span><text:span text:style-name="T5">۰</text:span><text:span text:style-name="T2">لذِينَ مِن دُونِهِ“ إِذَا هُمْ يَسْتَبْشِرُونَؐ </text:span><text:span text:style-name="T3">(42)</text:span><text:span text:style-name="T2"> قُلِ </text:span><text:span text:style-name="T5">۱</text:span><text:span text:style-name="T2">للَّهُمَّ فَاطِرَ </text:span><text:span text:style-name="T5">۰</text:span><text:span text:style-name="T2">لسَّمَـٰوَ؛تِ وَالاَرْضضضِ عَـٰلِمَ </text:span><text:span text:style-name="T5">۰</text:span><text:span text:style-name="T2">لْغَيْــبِ وَالشَّهَـٰدَةِ أَنتَ تَحْكُمُ بَيْنَ عِبَادِكَ فِى مَا كَانُواْ فِيهِ يَخْتَلِفُونَؐ </text:span><text:span text:style-name="T3">(43)</text:span><text:span text:style-name="T2"> وَلَوَ اَنَّ لِلذِيــنَ ظَلَمُواْ مَا فِى </text:span><text:span text:style-name="T5">۱</text:span><text:span text:style-name="T2">لاَرْضِ جَمِيعاً وَمِثْلَهُ„ مَعَهُ„ لاَفْتَدَوْاْ بِهِ” مِن سُوٓءِ </text:span><text:span text:style-name="T5">۱</text:span><text:span text:style-name="T2">لْعَذَابِ يَوْمَ </text:span><text:span text:style-name="T5">۰</text:span><text:span text:style-name="T2">لْقِيَـٰمَةِؐ وَبَدَا لَهُم مِّــنَ </text:span><text:span text:style-name="T5">۰</text:span><text:span text:style-name="T2">للَّهِ مَا لَمْ يَكُونُواْ يَحْتَسِبُونَؐ </text:span><text:span text:style-name="T3">(44)</text:span><text:span text:style-name="T2"> وَبَدَا لَهُمْ سَيِّـَٔاتُ مَا كَسَبُواْؐ وَحَاقَ بِهِم مَّاكَانُواْ بِهِ” يَسْتَهْزۣءُونَؐ </text:span><text:span text:style-name="T3">(45)</text:span><text:span text:style-name="T2"> فَإِذَا مَسَّ </text:span><text:span text:style-name="T5">۰</text:span><text:span text:style-name="T2">لِانسَـٰــنَ ضُرٌّ دَعَانَا ثُمَّ إِذَا خَوَّلْنَـٰهُ نِعْمَةً مِّنَّا قَالَ إِنَّمَآ ٱُوتِيتُهُ„ عَلَيٰ عِلْمٙؐ بَلْ هِيَ فِتْنَةٌؐ وَچَكِــنَّ أَكْثَرَهُمْ لاَ يَعْلَمُونَؐ </text:span><text:span text:style-name="T3">(46)</text:span><text:span text:style-name="T2"> قَدْ قَالَهَا </text:span><text:span text:style-name="T5">۰</text:span><text:span text:style-name="T2">لذِينَ مِن قَبْلِهِمْ فَمَآ أَغْنۭيٰ عَنْهُم مَّا كَانُواْ يَكْسِبُونَؐ </text:span><text:span text:style-name="T3">(47)</text:span><text:span text:style-name="T2"> فَأَصَابَهُمْ سَيِّـَٔاتُ مَا كَسَبُواْؐ وَالذِيــنَ ظَلَمُواْ مِنْ هَـٰٓؤُلآَءِ سَيُصِيبُهُمْ سَيِّـَٔاتُ مَا كَسَبُواْ وَمَا هُم بِمُعْجِزۣينَؐ </text:span><text:span text:style-name="T3">(48)</text:span><text:span text:style-name="T2"> أَوَلَمْ يَعْلَمُوٓاْ أَنَّ </text:span><text:span text:style-name="T5">۰</text:span><text:span text:style-name="T2">للَّهَ</text:span></text:p>
      <text:p text:style-name="P3" loext:marker-style-name="T2"/>
      <text:p text:style-name="P4" loext:marker-style-name="T2"><text:span text:style-name="T2">478</text:span></text:p>
      <text:p text:style-name="P2" loext:marker-style-name="T2"><text:span text:style-name="T2">يَبْسُطُ </text:span><text:span text:style-name="T5">۴</text:span><text:span text:style-name="T2">لرّۣزْقَ لِمَـنْ يَّشَآءُ وَيَقْدِرُؐ إِنَّ فِى ذَ؛لِــكَ ءَلاَيَـٰتٍ لِّقَوْمٍ يُومِنُونَؐ </text:span><text:span text:style-name="T3">(49)</text:span><text:span text:style-name="T2"> قُلْ يَـٰعِبَادِيَ </text:span><text:span text:style-name="T5">۰</text:span><text:span text:style-name="T2">لذِيــنَ أَسْرَفُواْ عَلَــيٰٓ أَنفُسِهِمْ لاَ تَقْنَطُواْ مِن رَّحْمَةِ </text:span><text:span text:style-name="T5">۱</text:span><text:span text:style-name="T2">للَّهِؐ إِنَّ </text:span><text:span text:style-name="T5">۰</text:span><text:span text:style-name="T2">للَّهَ يَغْفِرُ </text:span><text:span text:style-name="T5">۴</text:span><text:span text:style-name="T2">لذُّنُوبَ جَمِيعاٗؐ اِنَّهُ„ هُوَ </text:span><text:span text:style-name="T5">۰</text:span><text:span text:style-name="T2">لْغَفُورُ </text:span><text:span text:style-name="T5">۴</text:span><text:span text:style-name="T2">لرَّحِيمُؐ </text:span><text:span text:style-name="T3">(50)</text:span><text:span text:style-name="T2"> © وَأَنِيبُوٓاْ إِلَيٰ رَبِّكُمْ وَأَسْلِمُواْ لَهُ„ مِن قَبْلِ أَنْ يَّاتِيَكُمُ </text:span><text:span text:style-name="T5">۴</text:span><text:span text:style-name="T2">لْعَذَابُ ثُمَّ لاَ تُنصَرُونَؐ </text:span><text:span text:style-name="T3">(51)</text:span><text:span text:style-name="T2"> وَاتَّبِعُوٓاْ أَحْسَــنَ مَآ ٱُنزۣلَ إِلَيْكُم مِّن رَّبِّكُم مِّن قَبْلِ أَنْ يَّاتِيَكُمُ </text:span><text:span text:style-name="T5">۴</text:span><text:span text:style-name="T2">لْعَذَابُ بَغْتَةً وَأَنتُمْ لاَ تَشْعُرُونَ </text:span><text:span text:style-name="T3">(52)</text:span><text:span text:style-name="T2"> أَن تَقُولَ نَفْــسٌ يَـٰحَسْرَتۭيٰ عَلَــيٰ مَا فَرَّطْتُّ فِى جَنۢبِ </text:span><text:span text:style-name="T5">۱</text:span><text:span text:style-name="T2">للَّهِ وَإِن كُنتُ لَمِــنَ </text:span><text:span text:style-name="T5">۰</text:span><text:span text:style-name="T2">ڤسَّـٰخِرۣينَ </text:span><text:span text:style-name="T3">(53)</text:span><text:span text:style-name="T2"> أَوْ تَقُولَ لَوَ اَنَّ </text:span><text:span text:style-name="T5">۰</text:span><text:span text:style-name="T2">للَّهَ هَدۭيٰنِى لَكُنتُ مِــنَ </text:span><text:span text:style-name="T5">۰</text:span><text:span text:style-name="T2">لْمُتَّقِينَ </text:span><text:span text:style-name="T3">(54)</text:span><text:span text:style-name="T2"> أَوْ تَقُولَ حِينَ تَرَي </text:span><text:span text:style-name="T5">۰</text:span><text:span text:style-name="T2">لْعَذَابَ لَوَ اَنَّ لِى كَرَّةً فَأَكُونَ مِــنَ </text:span><text:span text:style-name="T5">۰</text:span><text:span text:style-name="T2">ڤْمُحْسِنِينَؐ </text:span><text:span text:style-name="T3">(55)</text:span><text:span text:style-name="T2"> بَلۭــيٰ قَدْ جَآءَتْــكَ ءَايَـٰتِى فَكَذَّبْتَ بِهَا وَاسْتَكْبَرْتَ وَكُنتَ مِــنَ </text:span><text:span text:style-name="T5">۰</text:span><text:span text:style-name="T2">لْكۭـٰفِـرۣينَؐ </text:span><text:span text:style-name="T3">(56)</text:span><text:span text:style-name="T2"> وَيَوْمَ </text:span><text:span text:style-name="T5">۰</text:span><text:span text:style-name="T2">لْقِيَـٰمَةِ تَرَي </text:span><text:span text:style-name="T5">۰</text:span><text:span text:style-name="T2">لذِيــنَ كَذَبُواْ عَلَي </text:span><text:span text:style-name="T5">۰</text:span><text:span text:style-name="T2">للَّهِ وُجُوهُهُم مُّسْوَدَّة٘ؐ اَلَيْسَ فِى جَهَنَّمَ مَثْويً لِّلْمُتَكَبِّـرۣينَؐ </text:span><text:span text:style-name="T3">(57)</text:span><text:span text:style-name="T2"> وَيُنَجّىِ </text:span><text:span text:style-name="T5">۱</text:span><text:span text:style-name="T2">للَّهُ </text:span><text:span text:style-name="T5">۴</text:span><text:span text:style-name="T2">لذِينَ "تَّقَوْاْ بِمَفَازَتِهِمْ لاَ يَمَسُّهُمُ </text:span><text:span text:style-name="T5">۴</text:span><text:span text:style-name="T2">لسُّوٓءُ وَلاَ هُمْ يَحْزَنُونَؐ </text:span><text:span text:style-name="T3">(58)</text:span><text:span text:style-name="T2"> </text:span><text:span text:style-name="T5">۰</text:span><text:span text:style-name="T2">للَّهُ خَـٰلِــقُ كُلِّ شَيْءٍؐ وَهُوَ عَلَــيٰ كُلِّ</text:span></text:p>
      <text:p text:style-name="P3" loext:marker-style-name="T2"/>
      <text:p text:style-name="P4" loext:marker-style-name="T2"><text:span text:style-name="T2">479</text:span></text:p>
      <text:p text:style-name="P2" loext:marker-style-name="T2"><text:span text:style-name="T2">شَيْءٍ وَكِيلٌؐ </text:span><text:span text:style-name="T3">(59)</text:span><text:span text:style-name="T2"> لَّهُ„ مَقَالِيدُ </text:span><text:span text:style-name="T5">۴</text:span><text:span text:style-name="T2">لسَّمَـٰوَ؛تِ وَالاَرْضِؐ وَالذِينَ كَفَرُواْ بِـَٔايَـٰتِ </text:span><text:span text:style-name="T5">۱</text:span><text:span text:style-name="T2">للَّهِ ٱُوْلَئِــكَ هُمُ </text:span><text:span text:style-name="T5">۴</text:span><text:span text:style-name="T2">لْخَـٰسِرُونَؐ </text:span><text:span text:style-name="T3">(60)</text:span><text:span text:style-name="T2"> قُـلَ اَفَغَيْرَ </text:span><text:span text:style-name="T5">۰</text:span><text:span text:style-name="T2">للَّهِ تَامُرُونِــيَ أَعْبُدُ أَيُّهَا </text:span><text:span text:style-name="T5">۰</text:span><text:span text:style-name="T2">لْجَـٰهِلُونَؐ </text:span><text:span text:style-name="T3">(61)</text:span><text:span text:style-name="T2"> وَلَقَدُ </text:span><text:span text:style-name="T5">۷</text:span><text:span text:style-name="T2">وحِيَ إِلَيْكَ وَإِلَي </text:span><text:span text:style-name="T5">۰</text:span><text:span text:style-name="T2">لذِينَ مِن قَبْلِــكَ لَئِنَ اَشْرَكْتَ ڤَيَحْبَطَــنَّ عَمَلُــكَ وَلَتَكُونَنَّ مِــنَ </text:span><text:span text:style-name="T5">۰</text:span><text:span text:style-name="T2">لْخَـٰسِرۣينَؐ </text:span><text:span text:style-name="T3">(62)</text:span><text:span text:style-name="T2"> بَـلِ </text:span><text:span text:style-name="T5">۱</text:span><text:span text:style-name="T2">للَّهَ فَاعْبُدْ وَكُن مِّنَ </text:span><text:span text:style-name="T5">۰</text:span><text:span text:style-name="T2">لشَّـٰكِرۣينَؐ </text:span><text:span text:style-name="T3">(63)</text:span><text:span text:style-name="T2"> ® وَمَا قَدَرُواْ </text:span><text:span text:style-name="T5">۴</text:span><text:span text:style-name="T2">للَّهَ حَقَّ قَدْرۣهِ” وَالاَرْضُ جَمِيعاً قَبْضَتُهُ„ يَوْمَ </text:span><text:span text:style-name="T5">۰</text:span><text:span text:style-name="T2">لْقِيَـٰمَةِ وَالسَّمَـٰوَ؛تُ مَطْوۣيَّـٰتٛ بِيَمِينِهِؐ” سُبْحَـٰنَهُ„ وَتَعَـٰلۭــيٰ عَمَّا يُشْرۣكُونَؐ </text:span><text:span text:style-name="T3">(64)</text:span><text:span text:style-name="T2"> وَنُفِخَ فِى </text:span><text:span text:style-name="T5">۱</text:span><text:span text:style-name="T2">لصُّورۣ فَصَعِقَ مَن فِى </text:span><text:span text:style-name="T5">۱</text:span><text:span text:style-name="T2">لسَّمَـٰوَ؛تِ وَمَن فِى </text:span><text:span text:style-name="T5">۱</text:span><text:span text:style-name="T2">لاَرْضِ إِلاَّ مَــن شَآءَ </text:span><text:span text:style-name="T5">۰</text:span><text:span text:style-name="T2">للَّهُؐ ثُمَّ نُفِخَ فِيهِ ٱُخْرۭيٰ فَإِذَا هُمْ قِيَامٌ يَنظُرُونَؐ </text:span><text:span text:style-name="T3">(65)</text:span><text:span text:style-name="T2"> وَأَشْرَقَتِ </text:span><text:span text:style-name="T5">۱</text:span><text:span text:style-name="T2">لاَرْضُ بِنُورۣ رَبِّهَا وَوُضِعَ </text:span><text:span text:style-name="T5">۰</text:span><text:span text:style-name="T2">لْكِتَـٰبُ وَجِـــىٓءَ بِالنَّبِيٓــٕـﯧنَ وَالشُّهَدَآءِ وَقُضِيَ بَيْنَهُم بِالْحَقِّ وَهُمْ لاَ يُظْلَمُونَؐ </text:span><text:span text:style-name="T3">(66)</text:span><text:span text:style-name="T2"> وَوُفِّيَتْ كُلُّ نَفْسٍ مَّا عَمِلَتْ وَهُوَ أَعْلَمُ بِمَا يَفْعَلُونَؐ </text:span><text:span text:style-name="T3">(67)</text:span><text:span text:style-name="T2"> وَسِيقَ </text:span><text:span text:style-name="T5">۰</text:span><text:span text:style-name="T2">لذِيــنَ كَفَرُوٓاْ إِلَيٰ جَهَنَّمَ زُمَراٗؐ حَتَّيٰٓ إِذَا جَآءُوهَا فُتِّحَتَ اَبْوَ؛بُهَا وَقَالَ لَهُمْ خَزَنَتُهَآ أَلَمْ يَاتِكُمْ رُسُلٌ مِّنكُمْ يَتْلُونَ</text:span></text:p>
      <text:p text:style-name="P3" loext:marker-style-name="T2"/>
      <text:p text:style-name="P4" loext:marker-style-name="T2"><text:span text:style-name="T2">480</text:span></text:p>
      <text:p text:style-name="P2" loext:marker-style-name="T2"><text:span text:style-name="T2">عَلَيْكُمُ; ءَايَـٰتِ رَبِّكُمْ وَيُنذِرُونَكُمْ لِقَآءَ يَوْمِكُمْ هَـٰذَاؐ قَالُواْ بَلۭيٰ وَچَكِــنْ حَقَّتْ كَلِمَةُ </text:span><text:span text:style-name="T5">۴</text:span><text:span text:style-name="T2">لْعَذَابِ عَلَــي </text:span><text:span text:style-name="T5">۰</text:span><text:span text:style-name="T2">لْكۭـٰفِـرۣينَؐ </text:span><text:span text:style-name="T3">(68)</text:span><text:span text:style-name="T2"> قِيــلَ </text:span><text:span text:style-name="T5">۸</text:span><text:span text:style-name="T2">دْخُلُوٓاْ أَبْوَ؛بَ جَهَنَّمَ خَـٰلِدِينَ فِيهَاؐ فَبِيــسَ مَثْوَي </text:span><text:span text:style-name="T5">۰</text:span><text:span text:style-name="T2">لْمُتَكَبِّـرۣينَؐ </text:span><text:span text:style-name="T3">(69)</text:span><text:span text:style-name="T2"> وَسِيــقَ </text:span><text:span text:style-name="T5">۰</text:span><text:span text:style-name="T2">لذِينَ "تَّقَوْاْ رَبَّهُمُ; إِلَي </text:span><text:span text:style-name="T5">۰</text:span><text:span text:style-name="T2">لْجَنَّةِ زُمَراٗؐ حَتَّيٰٓ إِذَا جَآءُوهَا وَفُتِّحَــتَ اَبْوَ؛بُهَا وَقَالَ لَهُمْ خَزَنَتُهَا سَچَم٘ عَلَيْكُمْ طِبْتُمْ فَادْخُلُوهَا خَـٰلِدِينَؐ </text:span><text:span text:style-name="T3">(70)</text:span><text:span text:style-name="T2"> وَقَالُواْ </text:span><text:span text:style-name="T5">۴</text:span><text:span text:style-name="T2">لْحَمْدُ لِلهِ </text:span><text:span text:style-name="T5">۱ﻟ﮲</text:span><text:span text:style-name="T2"> صَدَقَنَا وَعْدَهُ„ وَأَوْرَثَنَا </text:span><text:span text:style-name="T5">۰</text:span><text:span text:style-name="T2">لاَرْضضضَ نَتَبَوَّٱُ مِــنَ </text:span><text:span text:style-name="T5">۰</text:span><text:span text:style-name="T2">لْجَنَّةِ حَيْثُ نَشَآءُ فَنِعْمَ أَجْرُ </text:span><text:span text:style-name="T5">۴</text:span><text:span text:style-name="T2">لْعَـٰمِلِينَؐ </text:span><text:span text:style-name="T3">(71)</text:span><text:span text:style-name="T2"> وَتَرَي </text:span><text:span text:style-name="T5">۰</text:span><text:span text:style-name="T2">لْمَلَئِكَةَ حَآفِّيــنَ مِنْ حَوْلِ </text:span><text:span text:style-name="T5">۱</text:span><text:span text:style-name="T2">لْعَرْشِ يُسَبِّحُونَ بِحَمْدِ رَبِّهِمْؐ وَقُضِيَ بَيْنَهُم بِالْحَقﱢّؐ وَقِيــلَ </text:span><text:span text:style-name="T5">۰</text:span><text:span text:style-name="T2">لْحَمْدُ لِلهِ رَبِّ </text:span><text:span text:style-name="T5">۱</text:span><text:span text:style-name="T2">لْعَـٰلَمِينَ </text:span><text:span text:style-name="T3">(72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03:03.562119216</meta:creation-date>
    <dc:date>2025-03-03T14:03:27.871944602</dc:date>
    <meta:editing-duration>PT26S</meta:editing-duration>
    <meta:editing-cycles>1</meta:editing-cycles>
    <meta:document-statistic meta:table-count="0" meta:image-count="0" meta:object-count="0" meta:page-count="10" meta:paragraph-count="20" meta:word-count="1264" meta:character-count="6795" meta:non-whitespace-character-count="5550"/>
    <meta:generator>LibreOffice/24.8.2.1$Linux_X86_64 LibreOffice_project/0f794b6e29741098670a3b95d60478a65d05ef13</meta:generator>
  </office:meta>
</office:document-meta>
</file>